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Whitney" svg:font-family="Whitney, 'Helvetica Neue', Helvetica, Arial, 'Lucida Grand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variant="normal" fo:text-transform="none" fo:color="#737f8d" style:font-name="Whitney" fo:font-size="11.25pt" fo:letter-spacing="normal" fo:font-style="normal" fo:font-weight="normal"/>
    </style:style>
    <style:style style:name="T2" style:family="text">
      <style:text-properties fo:font-variant="normal" fo:text-transform="none" fo:color="#737f8d" style:font-name="Consolas" fo:font-size="9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SPDFR API Development Notes</text:h>
      <text:p text:style-name="Text_20_body"/>
      <text:p text:style-name="Text_20_body">One rule of thumb when to start a new GameFiber -- </text:p>
      <text:list xml:id="list2812516282403188327" text:style-name="L1">
        <text:list-item>
          <text:p text:style-name="P1">Are you looping anything? (while(true), foreach, etc)</text:p>
        </text:list-item>
        <text:list-item>
          <text:p text:style-name="P1">Do you have a lot of code running (ex. I have like 40 objects/peds/vehs being saved/created in the accepted state of LS Noire) </text:p>
        </text:list-item>
        <text:list-item>
          <text:p text:style-name="P1">Are you sleeping/waiting the fiber? </text:p>
        </text:list-item>
      </text:list>
      <text:p text:style-name="Text_20_body">If Yes to above, create a gamefi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Whitney" svg:font-family="Whitney, 'Helvetica Neue', Helvetica, Arial, 'Lucida Grand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Cade</meta:initial-creator>
    <meta:creation-date>2016-09-15T19:55:50.08</meta:creation-date>
    <meta:document-statistic meta:table-count="0" meta:image-count="0" meta:object-count="0" meta:page-count="1" meta:paragraph-count="6" meta:word-count="60" meta:character-count="337"/>
    <dc:date>2016-09-15T19:58:57.27</dc:date>
    <dc:creator>Andrew Cade</dc:creator>
    <meta:editing-duration>PT3M21S</meta:editing-duration>
    <meta:editing-cycles>1</meta:editing-cycles>
    <meta:generator>OpenOffice/4.1.2$Win32 OpenOffice.org_project/412m3$Build-9782</meta:generator>
  </office:meta>
</office:document-meta>
</file>